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Circonscriptions_201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AREA,N,13,11</text:p>
          </table:table-cell>
          <table:table-cell office:value-type="string">
            <text:p>PERIMETER,N,13,11</text:p>
          </table:table-cell>
          <table:table-cell office:value-type="string">
            <text:p>CIRCONSCRI,C,25</text:p>
          </table:table-cell>
          <table:table-cell office:value-type="string">
            <text:p>Shape_Leng,N,19,11</text:p>
          </table:table-cell>
          <table:table-cell office:value-type="string">
            <text:p>Shape_Area,N,19,11</text:p>
          </table:table-cell>
          <table:table-cell office:value-type="string">
            <text:p>Circons,N,9,0</text:p>
          </table:table-cell>
        </table:table-row>
        <table:table-row table:style-name="ro1">
          <table:table-cell office:value-type="float" office:value="12489900">
            <text:p>12489900</text:p>
          </table:table-cell>
          <table:table-cell office:value-type="float" office:value="20805.9">
            <text:p>20805,9</text:p>
          </table:table-cell>
          <table:table-cell office:value-type="string">
            <text:p>9ème circonscription</text:p>
          </table:table-cell>
          <table:table-cell office:value-type="float" office:value="20814.0924652">
            <text:p>20814,0924652</text:p>
          </table:table-cell>
          <table:table-cell office:value-type="float" office:value="12499717.3262">
            <text:p>12499717,326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945570">
            <text:p>2945570</text:p>
          </table:table-cell>
          <table:table-cell office:value-type="float" office:value="8763.65">
            <text:p>8763,65</text:p>
          </table:table-cell>
          <table:table-cell office:value-type="string">
            <text:p>8ème circonscription</text:p>
          </table:table-cell>
          <table:table-cell office:value-type="float" office:value="8767.14928813">
            <text:p>8767,14928813</text:p>
          </table:table-cell>
          <table:table-cell office:value-type="float" office:value="2947903.59208">
            <text:p>2947903,5920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386530">
            <text:p>4386530</text:p>
          </table:table-cell>
          <table:table-cell office:value-type="float" office:value="10282.2">
            <text:p>10282,2</text:p>
          </table:table-cell>
          <table:table-cell office:value-type="string">
            <text:p>1ère circonscription</text:p>
          </table:table-cell>
          <table:table-cell office:value-type="float" office:value="10286.3367278">
            <text:p>10286,3367278</text:p>
          </table:table-cell>
          <table:table-cell office:value-type="float" office:value="4390053.46668">
            <text:p>4390053,466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12550">
            <text:p>8712550</text:p>
          </table:table-cell>
          <table:table-cell office:value-type="float" office:value="14051.6">
            <text:p>14051,6</text:p>
          </table:table-cell>
          <table:table-cell office:value-type="string">
            <text:p>1ère circonscription</text:p>
          </table:table-cell>
          <table:table-cell office:value-type="float" office:value="14057.4224594">
            <text:p>14057,4224594</text:p>
          </table:table-cell>
          <table:table-cell office:value-type="float" office:value="8719693.01114">
            <text:p>8719693,011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990500">
            <text:p>16990500</text:p>
          </table:table-cell>
          <table:table-cell office:value-type="float" office:value="42040.8">
            <text:p>42040,8</text:p>
          </table:table-cell>
          <table:table-cell office:value-type="string">
            <text:p>2ème circonscription</text:p>
          </table:table-cell>
          <table:table-cell office:value-type="float" office:value="42057.0918246">
            <text:p>42057,0918246</text:p>
          </table:table-cell>
          <table:table-cell office:value-type="float" office:value="17003643.6816">
            <text:p>17003643,68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96230">
            <text:p>5696230</text:p>
          </table:table-cell>
          <table:table-cell office:value-type="float" office:value="14354.7">
            <text:p>14354,7</text:p>
          </table:table-cell>
          <table:table-cell office:value-type="string">
            <text:p>8ème circonscription</text:p>
          </table:table-cell>
          <table:table-cell office:value-type="float" office:value="14360.1131144">
            <text:p>14360,1131144</text:p>
          </table:table-cell>
          <table:table-cell office:value-type="float" office:value="5700561.98293">
            <text:p>5700561,9829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853110">
            <text:p>5853110</text:p>
          </table:table-cell>
          <table:table-cell office:value-type="float" office:value="12251.5">
            <text:p>12251,5</text:p>
          </table:table-cell>
          <table:table-cell office:value-type="string">
            <text:p>3ème circonscription</text:p>
          </table:table-cell>
          <table:table-cell office:value-type="float" office:value="12256.1229236">
            <text:p>12256,1229236</text:p>
          </table:table-cell>
          <table:table-cell office:value-type="float" office:value="5857500.80571">
            <text:p>5857500,80571</text:p>
          </table:table-cell>
          <table:table-cell office:value-type="float" office:value="3">
            <text:p>3</text:p>
          </table:table-cell>
        </table:table-row>
      </table:table>
      <table:table table:name="Métadonnées" table:style-name="ta1" table:print="false">
        <table:table-column table:style-name="co6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8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Circonscription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Circonscriptions_20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(surfacique) renseigne les circonscriptions de la Ville de Montpellier. Les circonscriptions sont des divisions territoriales à des fins électorales pour des élections comme les élections municipales et législatives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2-06-2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2-06-2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Politique Publique &amp;amp; Démocrati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Localis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circonscription ; élection ; découpage électoral ; démocratie ; citoyenneté 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21/06/2012</text:date>, <text:time>14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6-21T14:32:15.24</dc:date>
    <dc:creator>Jérémie Valentin</dc:creator>
    <meta:editing-duration>PT7S</meta:editing-duration>
    <meta:editing-cycles>1</meta:editing-cycles>
    <meta:document-statistic meta:table-count="2" meta:cell-count="74" meta:object-count="0"/>
  </office:meta>
</office:document-meta>
</file>